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2">
      <style:text-properties officeooo:rsid="000662e0" officeooo:paragraph-rsid="000662e0"/>
    </style:style>
    <style:style style:name="P2" style:family="paragraph" style:parent-style-name="Heading_20_2">
      <style:text-properties officeooo:paragraph-rsid="0006eb95"/>
    </style:style>
    <style:style style:name="P3" style:family="paragraph" style:parent-style-name="Heading_20_2">
      <style:text-properties officeooo:rsid="0011a389" officeooo:paragraph-rsid="0011a389"/>
    </style:style>
    <style:style style:name="P4" style:family="paragraph" style:parent-style-name="Heading_20_3">
      <style:text-properties officeooo:rsid="001013d2" officeooo:paragraph-rsid="001013d2"/>
    </style:style>
    <style:style style:name="P5" style:family="paragraph" style:parent-style-name="Heading_20_5" style:list-style-name=""/>
    <style:style style:name="P6" style:family="paragraph" style:parent-style-name="Heading_20_5">
      <style:paragraph-properties fo:break-before="page"/>
    </style:style>
    <style:style style:name="P7" style:family="paragraph" style:parent-style-name="Quotations">
      <style:text-properties officeooo:paragraph-rsid="000662e0"/>
    </style:style>
    <style:style style:name="P8" style:family="paragraph" style:parent-style-name="Quotations">
      <style:text-properties officeooo:rsid="000e9075" officeooo:paragraph-rsid="000e9075"/>
    </style:style>
    <style:style style:name="P9" style:family="paragraph" style:parent-style-name="Standard">
      <style:text-properties officeooo:rsid="00054dce" officeooo:paragraph-rsid="00054dce"/>
    </style:style>
    <style:style style:name="P10" style:family="paragraph" style:parent-style-name="Text_20_body">
      <style:text-properties officeooo:rsid="00061b37" officeooo:paragraph-rsid="00061b37"/>
    </style:style>
    <style:style style:name="P11" style:family="paragraph" style:parent-style-name="Text_20_body">
      <style:text-properties officeooo:rsid="00065f93" officeooo:paragraph-rsid="00065f93"/>
    </style:style>
    <style:style style:name="P12" style:family="paragraph" style:parent-style-name="Text_20_body">
      <style:text-properties officeooo:rsid="000662e0" officeooo:paragraph-rsid="000662e0"/>
    </style:style>
    <style:style style:name="P13" style:family="paragraph" style:parent-style-name="Text_20_body">
      <style:text-properties officeooo:paragraph-rsid="000662e0"/>
    </style:style>
    <style:style style:name="P14" style:family="paragraph" style:parent-style-name="Text_20_body">
      <style:text-properties officeooo:rsid="0006eb95" officeooo:paragraph-rsid="0006eb95"/>
    </style:style>
    <style:style style:name="P15" style:family="paragraph" style:parent-style-name="Text_20_body">
      <style:text-properties officeooo:rsid="0007f2ec" officeooo:paragraph-rsid="0007f2ec"/>
    </style:style>
    <style:style style:name="P16" style:family="paragraph" style:parent-style-name="Text_20_body" style:list-style-name="L1">
      <style:text-properties officeooo:rsid="0007f2ec" officeooo:paragraph-rsid="0007f2ec"/>
    </style:style>
    <style:style style:name="P17" style:family="paragraph" style:parent-style-name="Text_20_body" style:list-style-name="L1">
      <style:text-properties officeooo:paragraph-rsid="0007f2ec"/>
    </style:style>
    <style:style style:name="P18" style:family="paragraph" style:parent-style-name="Text_20_body">
      <style:text-properties officeooo:rsid="00080069" officeooo:paragraph-rsid="00080069"/>
    </style:style>
    <style:style style:name="P19" style:family="paragraph" style:parent-style-name="Text_20_body">
      <style:text-properties officeooo:rsid="0009d865" officeooo:paragraph-rsid="0009d865"/>
    </style:style>
    <style:style style:name="P20" style:family="paragraph" style:parent-style-name="Text_20_body">
      <style:text-properties officeooo:rsid="000b1375" officeooo:paragraph-rsid="000b1375"/>
    </style:style>
    <style:style style:name="P21" style:family="paragraph" style:parent-style-name="Text_20_body">
      <style:text-properties officeooo:rsid="000dd730" officeooo:paragraph-rsid="000dd730"/>
    </style:style>
    <style:style style:name="P22" style:family="paragraph" style:parent-style-name="Text_20_body">
      <style:text-properties officeooo:rsid="000e9075" officeooo:paragraph-rsid="000dd730"/>
    </style:style>
    <style:style style:name="P23" style:family="paragraph" style:parent-style-name="Text_20_body">
      <style:text-properties officeooo:rsid="000e9075" officeooo:paragraph-rsid="000e9075"/>
    </style:style>
    <style:style style:name="P24" style:family="paragraph" style:parent-style-name="Text_20_body">
      <style:text-properties officeooo:rsid="000ed235" officeooo:paragraph-rsid="000ed235"/>
    </style:style>
    <style:style style:name="P25" style:family="paragraph" style:parent-style-name="Text_20_body">
      <style:text-properties officeooo:rsid="001013d2" officeooo:paragraph-rsid="001013d2"/>
    </style:style>
    <style:style style:name="P26" style:family="paragraph" style:parent-style-name="Text_20_body">
      <style:text-properties officeooo:paragraph-rsid="0011a389"/>
    </style:style>
    <style:style style:name="P27" style:family="paragraph" style:parent-style-name="Text_20_body">
      <style:text-properties officeooo:rsid="00131b13" officeooo:paragraph-rsid="00131b13"/>
    </style:style>
    <style:style style:name="P28" style:family="paragraph" style:parent-style-name="Text_20_body" style:list-style-name="L2">
      <style:text-properties officeooo:rsid="00131b13" officeooo:paragraph-rsid="00131b13"/>
    </style:style>
    <style:style style:name="P29" style:family="paragraph" style:parent-style-name="Text_20_body" style:list-style-name="L2">
      <style:text-properties officeooo:paragraph-rsid="00131b13"/>
    </style:style>
    <style:style style:name="P30" style:family="paragraph" style:parent-style-name="Text_20_body" style:list-style-name="L2">
      <style:text-properties officeooo:rsid="0016a7c2" officeooo:paragraph-rsid="0016a7c2"/>
    </style:style>
    <style:style style:name="P31" style:family="paragraph" style:parent-style-name="Text_20_body">
      <style:text-properties officeooo:rsid="0016a7c2" officeooo:paragraph-rsid="0016a7c2"/>
    </style:style>
    <style:style style:name="P32" style:family="paragraph" style:parent-style-name="Text_20_body">
      <style:paragraph-properties fo:text-align="justify" style:justify-single-word="false"/>
      <style:text-properties officeooo:rsid="0016a7c2" officeooo:paragraph-rsid="0016a7c2"/>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1a2dbc"/>
    </style:style>
    <style:style style:name="P35" style:family="paragraph" style:parent-style-name="Text_20_body" style:list-style-name="L2">
      <style:text-properties fo:font-weight="normal" officeooo:rsid="0016a7c2" officeooo:paragraph-rsid="0016a7c2" style:font-weight-asian="normal" style:font-weight-complex="normal"/>
    </style:style>
    <style:style style:name="T1" style:family="text">
      <style:text-properties officeooo:rsid="00054dce"/>
    </style:style>
    <style:style style:name="T2" style:family="text">
      <style:text-properties officeooo:rsid="00061b37"/>
    </style:style>
    <style:style style:name="T3" style:family="text">
      <style:text-properties officeooo:rsid="00065f93"/>
    </style:style>
    <style:style style:name="T4" style:family="text">
      <style:text-properties fo:font-style="italic" officeooo:rsid="00065f93" style:font-style-asian="italic" style:font-style-complex="italic"/>
    </style:style>
    <style:style style:name="T5" style:family="text">
      <style:text-properties fo:font-style="italic" officeooo:rsid="00198695" style:font-style-asian="italic" style:font-style-complex="italic"/>
    </style:style>
    <style:style style:name="T6" style:family="text">
      <style:text-properties fo:font-style="normal" officeooo:rsid="00065f93" style:font-style-asian="normal" style:font-style-complex="normal"/>
    </style:style>
    <style:style style:name="T7" style:family="text">
      <style:text-properties fo:font-style="normal" officeooo:rsid="00198695" style:font-style-asian="normal" style:font-style-complex="normal"/>
    </style:style>
    <style:style style:name="T8" style:family="text">
      <style:text-properties officeooo:rsid="000662e0"/>
    </style:style>
    <style:style style:name="T9" style:family="text">
      <style:text-properties officeooo:rsid="0006eb95"/>
    </style:style>
    <style:style style:name="T10" style:family="text">
      <style:text-properties officeooo:rsid="0007f2ec"/>
    </style:style>
    <style:style style:name="T11" style:family="text">
      <style:text-properties officeooo:rsid="000e9075"/>
    </style:style>
    <style:style style:name="T12" style:family="text">
      <style:text-properties officeooo:rsid="000ed235"/>
    </style:style>
    <style:style style:name="T13" style:family="text">
      <style:text-properties officeooo:rsid="001013d2"/>
    </style:style>
    <style:style style:name="T14" style:family="text">
      <style:text-properties officeooo:rsid="00131b13"/>
    </style:style>
    <style:style style:name="T15" style:family="text">
      <style:text-properties style:font-name="Carlito" fo:font-size="11pt" fo:font-style="normal" officeooo:rsid="00198695" style:font-size-asian="10.5pt" style:font-style-asian="normal" style:font-style-complex="normal"/>
    </style:style>
    <style:style style:name="T16" style:family="text">
      <style:text-properties style:font-name="Carlito" fo:font-size="11pt" fo:font-style="normal" officeooo:rsid="0019ea58" style:font-size-asian="10.5pt" style:font-style-asian="normal" style:font-style-complex="normal"/>
    </style:style>
    <style:style style:name="T17" style:family="text">
      <style:text-properties style:font-name="Carlito" fo:font-size="11pt" fo:font-style="normal" officeooo:rsid="001a2dbc" style:font-size-asian="10.5pt" style:font-style-asian="normal" style:font-style-complex="normal"/>
    </style:style>
    <style:style style:name="T18" style:family="text">
      <style:text-properties style:font-name="Carlito" fo:font-size="11pt" fo:font-style="normal" officeooo:rsid="001aece1" style:font-size-asian="10.5pt" style:font-style-asian="normal" style:font-style-complex="normal"/>
    </style:style>
    <style:style style:name="T19" style:family="text">
      <style:text-properties style:font-name="Carlito" fo:font-size="11pt" fo:font-style="italic" officeooo:rsid="00198695" style:font-size-asian="10.5pt" style:font-style-asian="italic" style:font-style-complex="italic"/>
    </style:style>
    <style:style style:name="T20" style:family="text">
      <style:text-properties officeooo:rsid="00198695"/>
    </style:style>
    <style:style style:name="T21" style:family="text">
      <style:text-properties officeooo:rsid="001bd5f5"/>
    </style:style>
    <style:style style:name="T22" style:family="text">
      <style:text-properties officeooo:rsid="001c8655"/>
    </style:style>
    <style:style style:name="T23" style:family="text">
      <style:text-properties officeooo:rsid="001e7173"/>
    </style:style>
    <style:style style:name="T24" style:family="text">
      <style:text-properties officeooo:rsid="001ed515"/>
    </style:style>
    <style:style style:name="T25" style:family="text">
      <style:text-properties officeooo:rsid="00201bc2"/>
    </style:style>
    <style:style style:name="T26" style:family="text">
      <style:text-properties officeooo:rsid="0021bf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exualidade do solteiro</text:h>
      <text:p text:style-name="P9"/>
      <text:p text:style-name="Text_20_body">Sexualidade erotizada. <text:span text:style-name="T1">Fora dos padrões bíblicos.</text:span></text:p>
      <text:p text:style-name="Text_20_body"/>
      <text:p text:style-name="Quotations"><text:span text:style-name="Citation">Como vivenciar uma sexualidade saudável śendo solteiro em um mondo pós moderno?</text:span></text:p>
      <text:p text:style-name="P10"/>
      <text:p text:style-name="P10">Os pais deveriam ser os primeiros a introduzirem o tema da sexualidade na vida dos filhos</text:p>
      <text:p text:style-name="P10"/>
      <text:p text:style-name="Quotations">Preparação de sermões e palestras sobre assuntos comuns, mas por que a sexualidade não é considerara como algo tão importante quanto?</text:p>
      <text:p text:style-name="P10"/>
      <text:h text:style-name="Heading_20_2" text:outline-level="2">O <text:span text:style-name="T2">ser criado por Deus</text:span></text:h>
      <text:p text:style-name="P10">Na antropologia hebraico-cristã: a criatura porta a Imago Dei.</text:p>
      <text:p text:style-name="P10">Essa imagem de Deus nos torna um ser Relacional, onde a vida ganha sentido apenas nos relacionamentos significativos</text:p>
      <text:p text:style-name="P10"/>
      <text:p text:style-name="Quotations">Você é o que é a partir dos relacionamentos gerados ao longo da vida</text:p>
      <text:p text:style-name="Text_20_body"/>
      <text:p text:style-name="P11">Aquela pessoa introspectiva, é assim normalmente a partir de um meio que nos define.</text:p>
      <text:p text:style-name="P11"/>
      <text:p text:style-name="P11">Os relacionamentos nos definem.</text:p>
      <text:p text:style-name="P11"/>
      <text:p text:style-name="P11"/>
      <text:p text:style-name="Quotations">Na queda, o homem perdeu <text:span text:style-name="T3">a capacidade de </text:span><text:span text:style-name="T4">olhar para o outro</text:span><text:span text:style-name="T6"> e ver a sua imagem, adotando, agora, uma visão utilitarista.</text:span></text:p>
      <text:p text:style-name="Text_20_body"/>
      <text:p text:style-name="Text_20_body">“<text:span text:style-name="T3">normalmente” Escolhemos as pessoas baseado não no relacionamento, mas naquilo que posso ganhar.</text:span></text:p>
      <text:p text:style-name="Text_20_body">→<text:span text:style-name="T3"> Já eu, na verdade, não escolho nada… huh. Eu sou extremamente sub autoritário.</text:span></text:p>
      <text:p text:style-name="P13"><text:soft-page-break/><text:span text:style-name="T8">A corrida dos discipulos e <text:s/>a naturalidade de maria e marta</text:span></text:p>
      <text:p text:style-name="Text_20_body"/>
      <text:h text:style-name="P1" text:outline-level="2">A sexualidade e o individualismo</text:h>
      <text:p text:style-name="P7">A sexualidade na cultura moderna é reduzida meramente à expressão glândular <text:span text:style-name="T8">(fisiológico).</text:span></text:p>
      <text:p text:style-name="Text_20_body"/>
      <text:p text:style-name="P12">Tudo é permitido, desde que gere o prazer. A armadilha do individualismo desvinculou o sexo do amor.</text:p>
      <text:p text:style-name="P12"/>
      <text:p text:style-name="P12">O utilitarismo faz do corpo um meio para alcançar o fim. No outro extremo, temos o conservador, tudo o que é prazer é sinônimo de Pecado. Cuidando com a visão legalista.</text:p>
      <text:p text:style-name="P12"/>
      <text:p text:style-name="Quotations">Cuidado com as proibições legalistas, elas podem desenvolver a curiosidade ao invés de ensinar os princípios <text:span text:style-name="T9">(Cuidado com as proibições sem explicações).</text:span></text:p>
      <text:h text:style-name="P2" text:outline-level="2"><text:span text:style-name="T9">A sexualidade entre namorados</text:span></text:h>
      <text:p text:style-name="P14"><text:s/><text:span text:style-name="T10">Namoro pentecostal:</text:span></text:p>
      <text:p text:style-name="P15">Variedade de línguas, imposição de mãoes e o fogo que descec e sobe.</text:p>
      <text:p text:style-name="P15"/>
      <text:p text:style-name="P15">“A ociasião faz o ladrão”, e isto é uma irresponsabilidade dos pais.</text:p>
      <text:p text:style-name="P15">Os pais não cuidaram dos contextos que seus filhos estariam envolvidos… uau.</text:p>
      <text:p text:style-name="P15"/>
      <text:p text:style-name="P15">Catito → Um dos professores da especialização – Jaiison</text:p>
      <text:p text:style-name="P15"/>
      <text:p text:style-name="P15">3 regras para o namoro:</text:p>
      <text:list xml:id="list2996060071" text:style-name="L1">
        <text:list-item>
          <text:p text:style-name="P17"><text:span text:style-name="T10">Não namore em casa quando não tiver ninguém;</text:span></text:p>
        </text:list-item>
        <text:list-item>
          <text:p text:style-name="P16">Se tiver alguém em casa, proibido ficar na casa com a porta fechada;</text:p>
        </text:list-item>
        <text:list-item>
          <text:p text:style-name="P16">Não podem namorar no carro a noite em frente a casa;</text:p>
        </text:list-item>
      </text:list>
      <text:p text:style-name="P15"/>
      <text:p text:style-name="P18">Thanks for putting me into a new crisis now. But also, thanks for taking the previous crisis off of me.</text:p>
      <text:p text:style-name="P18">→ The construction of “our” stuff and “us” truly.</text:p>
      <text:p text:style-name="P19"><text:soft-page-break/>Atitude baseada no desrespeito é um ato de desamor, e portanto pecaminosa, devemos ter uma mente crítica e cristica (Rm 12:2)</text:p>
      <text:p text:style-name="P19"/>
      <text:p text:style-name="P20">Trará crescimento este comportamento que você desenvolve com seu namorado? Que tipo de conduta sexual afastam e nos aproximam de Deus?</text:p>
      <text:p text:style-name="P20"/>
      <text:p text:style-name="P21">A bunch of strong words… I kind of wanted to write them all down and try to do this as a book maybe with each chapter being a separate word and a separate theme. Or even better, a bunch of books that have each a theme with many different stories ofr a super long story of that word in many points of view</text:p>
      <text:p text:style-name="P22"/>
      <text:p text:style-name="P23">Relacionamento sexual entre solteiros</text:p>
      <text:p text:style-name="P8">A igreja não tem chamado as pessoas para falar sobre isso.</text:p>
      <text:p text:style-name="Text_20_body"/>
      <text:p text:style-name="P23">Parece ser uma área onde os jovens estão bem desenvolvidos ou eles não estão envolvidos.</text:p>
      <text:p text:style-name="P23">- Qual</text:p>
      <text:p text:style-name="P23"/>
      <text:p text:style-name="Quotations">Sexo <text:span text:style-name="T11">não é para o casamento, sexo é o casamento. </text:span><text:span text:style-name="T12">Mc</text:span><text:span text:style-name="T11"> 10:8</text:span></text:p>
      <text:p text:style-name="P24"/>
      <text:h text:style-name="Heading_20_3" text:outline-level="3">maturidade deixar paI e mãe</text:h>
      <text:p text:style-name="P24">Para que haja o casamento <text:span text:style-name="T13">deverá haver a maturidade de deixar pai e mãe.</text:span></text:p>
      <text:p text:style-name="P24"/>
      <text:p text:style-name="P25">Maturidade é a capacidade de Gerir sua própria vida. Oh no. Then i’m not mature at all.</text:p>
      <text:p text:style-name="P25"/>
      <text:h text:style-name="P4" text:outline-level="3">Compromisso unir-se a sua mulher</text:h>
      <text:p text:style-name="P25">Deixamos de ser a sociedade da palavra, mas a sociedade do papel</text:p>
      <text:p text:style-name="P25">Exige a redefinição de agenda.</text:p>
      <text:p text:style-name="P25"/>
      <text:h text:style-name="P4" text:outline-level="3">Exercício da sexualidade (tornar-se uma só carne)</text:h>
      <text:p text:style-name="P25">Indissociabilidade do casamento.</text:p>
      <text:p text:style-name="P25"/>
      <text:h text:style-name="P3" text:outline-level="2"><text:soft-page-break/>Pré-nupcial</text:h>
      <text:p text:style-name="P26">…</text:p>
      <text:p text:style-name="P26"/>
      <text:p text:style-name="P26"/>
      <text:p text:style-name="P27">Combinados:</text:p>
      <text:p text:style-name="P27">6 anos atrás</text:p>
      <text:p text:style-name="P27">um filme com cenas pesadas</text:p>
      <text:p text:style-name="P27">Por gentieleza, não estamos com adolescentes</text:p>
      <text:p text:style-name="P27">A guerra dos roses…</text:p>
      <text:p text:style-name="P27">Linguagem e cenas explicitas…</text:p>
      <text:p text:style-name="P27">Please be mature.</text:p>
      <text:p text:style-name="P27"/>
      <text:p text:style-name="P27"/>
      <text:p text:style-name="P27">Trabalho:</text:p>
      <text:list xml:id="list4195986248" text:style-name="L2">
        <text:list-item>
          <text:p text:style-name="P29"><text:span text:style-name="T14">Quais as consequências que o filme nos apresenta sobre o divórcio.</text:span></text:p>
        </text:list-item>
        <text:list-item>
          <text:p text:style-name="P28">Haveria alguma coisa que pudesse ser feita para que o divórcio não acontecesse?</text:p>
        </text:list-item>
        <text:list-item>
          <text:p text:style-name="P28">Você como conselheiro, como abordaria o casal no processo do divórcio.</text:p>
        </text:list-item>
        <text:list-item>
          <text:p text:style-name="P30">Quais questões levaram esse casal ao divórcio</text:p>
        </text:list-item>
        <text:list-item>
          <text:p text:style-name="P35">Quem foi mais insistente no divórcio</text:p>
        </text:list-item>
      </text:list>
      <text:p text:style-name="P31"/>
      <text:h text:style-name="P5" text:outline-level="5"/>
      <text:h text:style-name="P6" text:outline-level="5">Quais as consequências que o filme nos apresenta sobre o divórcio?</text:h>
      <text:p text:style-name="P32"><text:tab/>Pude ver o filme retratando do divórcio como sendo a pŕopria morte de um relacionamento. Ou talvez, como o horizonte de eventos de um casamento. No momento que se decide prosseguir com o divórcio. Não há apenas o rompimento de um casamento, nem apenas do relacionamento. Mas, os dois morrem.</text:p>
      <text:p text:style-name="P32"><text:tab/>A mulher passou muito tempo vivendo igual ao seu marido. Ela construiu a casa dos seus sonhos. Construiu o guarda roupa dos sonhos. Cuidou dos filhos, direcionou eles e os instruiu até que chegaram à faculdade, o que significava que logo estariam deixando ela sozinha.</text:p>
      <text:p text:style-name="P32"><text:tab/>O homem passou o casamento todo, construindo influência, fazendo de tudo para dar dinheiro, conforto, comida e segurança para sua família. Ora, ele estava vivendo <text:s/>sua vida separadamente, enquanto tentava suprir sua ausência com dinheiro.</text:p>
      <text:p text:style-name="P32"><text:tab/>Os dois vivem a mesma realidade. Os dois vivem juntos fisicamente, mas estão em seus próprios mundinhos, construindo suas realidades, enquanto apenas se visitam de tempos em tempos. Quase como uma super posição de casados e solteiros ao mesmo tempo, não se pode saber até olhar dentro da caixa. (Shrodinger)</text:p>
      <text:p text:style-name="P32"/>
      <text:h text:style-name="Heading_20_5" text:outline-level="5">Haveria alguma coisa que pudesse ser feita para que o divórcio não acontecesse?</text:h>
      <text:p text:style-name="P33"><text:tab/><text:span text:style-name="T20">Acredito que a única saída desse casal seria a figura de Jesus Cristo. Eu vejo duas pessoas perdidas, “como que ovelhas sem pastor”. Ovelhas não sabem aquilo que precisam fazer para sobreviver. Não sabem encontrar o pasto verde, não sabem encontrar água fresca para beber, mas antes dependem do seu pastor para guiá-las. Agora, eis a questão: Como a igreja(nós) devemos nos posicionar para ser a voz que os </text:span><text:span text:style-name="T5">rose</text:span><text:span text:style-name="T7"> precisavam ouvir para que, não apenas seu casamento não fosse perdido, mas que sua família pudesse ser restaurada? Eu vou ser sincero, não sei responder, mas isso não me impede de pensar e orar sobre isso.</text:span></text:p>
      <text:p text:style-name="P33"><text:span text:style-name="T7"><text:tab/>Vejo a mulher, perdida em seu próprio mundo. Distraída. Vemos ela construindo, mas quando ela chega no final de sua construção, ela para e olha. Será que isso é bom? O que foi que eu fiz? O fato dela questionar, apenas no final é interessante. Ela estava fazendo algo tão grande, mas ela só percebeu que não sabia o que estava fazendo de fato nem por que estava fazendo quando já havia feito. Essa é a minha primeira ideia. Podemos, de maneira geral, para um público amplo, sem </text:span><text:span text:style-name="T15">particularidades, tratar sobre uma visão ampla da vida, uma visão panorâmica que faça com que as pessoas se questionem antes de terminarem aquilo que estão fazendo. Por que estou fazendo o que estou fazendo? O que estou fazendo? Será que isso é bom?</text:span></text:p>
      <text:p text:style-name="P33"><text:span text:style-name="T15"><text:tab/>Vejo o homem, perdido no mundo dos outros. Ele estava querendo agradar as pessoas que estavam ao seu redor. Ele queria construir o mundo ideal para sua família. Queria dar para eles seu serviço, dinheiro, mas esqueceu das necessidades mais básicas de um relacionamento: </text:span><text:span text:style-name="T19">o relacionamento</text:span><text:span text:style-name="T15">. Focando naquilo que ele queria entregar e proporcionar para sua família, ele esqueceu de </text:span><text:span text:style-name="T19">estar</text:span><text:span text:style-name="T15">. </text:span><text:soft-page-break/><text:span text:style-name="T15">Semelhantemente, podemos instigar pessoas a viver mais e desenvolver o equilíbrio de ouro. Não devemos estar com um pé no relacionamento e outro nas coisas que queremos dar e proporcionar para nossa família, mas devemos estar com os dois pés nos dois lugares ao mesmo tempo. Denovo, em uma superposição de pai de família e homem de negócios, não um nem outro. (John Stott)</text:span></text:p>
      <text:p text:style-name="P33"><text:span text:style-name="T15"/></text:p>
      <text:h text:style-name="Heading_20_5" text:outline-level="5">Você como conselheiro, como abordaria o casal no processo do divórcio?</text:h>
      <text:p text:style-name="P33"><text:tab/><text:span text:style-name="T16">Como lidar com uma situação desafiadora? O primeiro passo sempre será pra trás. Quem é esse casal? Qual sua história? Mas outra pergunta surge, quase que como problemas em programas de computador: Como fazer com que esse casal seja sincero e se abra para que olhando para a ferida possamos tratá-la? Ora, essa pergunta seria normalmente fácil de ser respondida, se não fosse feita para uma pessoa que passou a maior parte de sua vida em crise por não se dar bem em relacionamentos com as pessoas. Ora, isso não me impede de pensar e orar sobre!</text:span></text:p>
      <text:p text:style-name="P33"><text:span text:style-name="T16"><text:tab/>Quando estamos mal, geralmente o que queremos? Falar? Ficar em silêncio? As duas coisas são importantes. Podemos começar identificando se a pessoa está disposta à se abrir em prol do processo de aconselhamento. Será que ela confia em você o bastante para deixar que você toque em suas feridas e não a machuque? Podemos pensar em casa indivíduo que é parte desse casal como uma pessoa machucada. Como alguém que se cortou, ou foi cortada por alguém e está pedindo ajuda. Será que vamos chegar colocando a mão no braço, apertando, colocando álcool ou metiolate imediatamente para esterelizar a ferida, ou será que vamos olhar nos olhos dessa pessoa e dizer: Ei, vai ficar tudo bem, eu estou aqui com você e eu quero cuidar de você! Não tenha medo. Mas, novamente o fantasma do parágrafo acima vem nos assombrar: Tá bom, suas palavras são muito bonitas, mas, e aí? Como fazer isso? Será que eu vou chegar na pessoa e falar essa frase pronta e dizer pra ela que vai ficar tudo bem e que quero cuidar dela, mas ela simplesmente chegou e me disse que estava com alguns problemas no seu relacionamento? Ora, </text:span><text:span text:style-name="T18">é </text:span><text:span text:style-name="T16">claro que não!</text:span></text:p>
      <text:p text:style-name="P34"><text:span text:style-name="T16"><text:tab/></text:span><text:span text:style-name="T17">Será que as palavras são tudo que temos para nos comunicar com as pessoas? Eu diria que a chave não está nas palavras, mas sim, na sinceridade. Seja para o bem ou para o mal, a sinceridade é a chave para que possamos começar uma conversa, ganhar intimidade e conhecer a história da pessoa que estamos aconselhando. Pode ser que esse método, seja mais trabalhoso e demorado, mas com certeza é o mais consistente. </text:span><text:span text:style-name="T18">A sinceridade, apesar de ser perigosa por ser fácilmente confundida com a imprudência, ignorância e insensibilidade é o que devemos buscar ao aconselhar. Mas, não podemos fazer isso antes de nos entregarmos a Deus em oração e consagração. Agora, afinal, o que significa oração e consagração? De forma rasa e simplista, gostaria de arriscar uma definição para o contexto de um aconselhamento. Será que isso não tem a ver com desenvolver compaixão e empatia verdadeira para com as pessoas que aconselharemos? Como nos importar com essas pessoas? Eu digo que através da dedicação na oração e em jejum Deus pode transformar nosso coração de pedra em um coração de carne que bate pelas vidas que estão perdidas sem saber para onde correr e onde buscar abrigo em meio às suas crises.</text:span></text:p>
      <text:h text:style-name="P6" text:outline-level="5">Quais questões levaram esse casal ao divórcio</text:h>
      <text:p text:style-name="P33"><text:tab/><text:span text:style-name="T21">Acredito que o fato dos dois viverem um relacionamento onde os dois praticamente se visitam em seus mundos paralelos que nunca se encontram de fato. A mulher está cuidando da família, construindo a casa dos sonhos e o marido está tentando entregar nas mãos da mulher as condições para que esse sonho se realize. <text:tab/>No momento que a mulher percebe que “havia feito de tudo” e estava tentando descobrir o que restava fazer, ela não comunica nada ao seu marido, mas através das entrelinhas, tenta, com suas próprias forças preencher esse vazio que agora tomava conta de sua vida. Seu marido não entende sua esposa, pois sua bola de cristal havia quebrado na semana anterior. E então, o desentendimento está estabelecido, e em uma espiral descendente o casamento começa a ruir. Podemos perceber a necessidade de união.</text:span></text:p>
      <text:h text:style-name="Heading_20_5" text:outline-level="5">Quem foi mais insistente no divórcio?</text:h>
      <text:p text:style-name="P33"><text:tab/><text:span text:style-name="T21">Partindo da ideia de que a pergunta se refere a quem foi mais insistente de modo geral, podemos ver que o homem não aceita o divórcio. Ele não entende. Agora, partindo da ideia de que a pergunta se refere a quem foi mais insistente em se divorciar, claramente a mulher, pois o homem não queria o divórcio.</text:span></text:p>
      <text:p text:style-name="P33"><text:tab/><text:span text:style-name="T21">Agora, se dermos um passo atrás, podemos observar algo que está escondido, assim como as intenções da mulher, </text:span><text:span text:style-name="T22">ao tentar</text:span><text:span text:style-name="T21"> encontrar algo para preencher o vazio que havia se instalado em sua vida depois de terminar sua casa, e cuidar de seus filhos. </text:span><text:span text:style-name="T22">Ele não queria se divorciar, mas ela também não. Será que ela não queria <text:s/>apenas fugir de um ambiente onde ela se via apenas como uma sombra, ou alguém que não tem uma identidade, agora que não é mais mãe, nem tem uma casa para arrumar? Ela não queria se divorciar. Ela queria se livrar do fardo que estava oprimindo sua vida. Para isso, não era necessário o divórcio, </text:span><text:span text:style-name="T23">haveria possibilidade de reconciliação,</text:span><text:span text:style-name="T22"> o único problema é que ela não sabia disso. </text:span><text:span text:style-name="T23">Nós</text:span><text:span text:style-name="T22"> não estava</text:span><text:span text:style-name="T23">mos</text:span><text:span text:style-name="T22"> lá pra dizer isso pra ela, </text:span><text:span text:style-name="T24">nem mesmo instruir o marido em seus erros</text:span><text:span text:style-name="T22">. </text:span><text:span text:style-name="T25">A pergunta que fica: Como então nós estaremos lá? </text:span><text:span text:style-name="T26">Evangelizando! Espalhando as boas novas de Jesus para que mais pessoas tenham a verdade enquanto estiverem vivendo contextos caóticos e possam ser essa luz, trazendo a resposta, Jesu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14:07:37.968845548</meta:creation-date>
    <dc:title>Modern</dc:title>
    <meta:generator>LibreOffice/6.4.7.2$Linux_X86_64 LibreOffice_project/40$Build-2</meta:generator>
    <meta:editing-duration>PT33M52S</meta:editing-duration>
    <meta:editing-cycles>13</meta:editing-cycles>
    <dc:date>2021-10-25T22:40:13.589181859</dc:date>
    <meta:document-statistic meta:table-count="0" meta:image-count="0" meta:object-count="0" meta:page-count="7" meta:paragraph-count="81" meta:word-count="2152" meta:character-count="12501" meta:non-whitespace-character-count="10419"/>
    <meta:template xlink:type="simple" xlink:actuate="onRequest" xlink:title="Modern" xlink:href="../../../../../../../usr/lib/libreoffice/share/template/common/styles/Modern.ott" meta:date="2021-10-25T14:07:37.517849845"/>
  </office:meta>
</office:document-meta>
</file>